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start" style:justify-single-word="false"/>
    </style:style>
    <style:style style:name="P3" style:family="paragraph" style:parent-style-name="Normal">
      <style:paragraph-properties fo:text-align="center" style:justify-single-word="false"/>
      <style:text-properties fo:font-size="15pt"/>
    </style:style>
    <style:style style:name="P4" style:family="paragraph" style:parent-style-name="Normal">
      <style:paragraph-properties fo:text-align="start" style:justify-single-word="false"/>
      <style:text-properties style:font-name="Liberation Serif1" fo:font-size="14pt" fo:language="en" fo:country="US" fo:font-weight="bold"/>
    </style:style>
    <style:style style:name="P5" style:family="paragraph" style:parent-style-name="Normal">
      <style:paragraph-properties fo:line-height="150%" fo:text-align="start" style:justify-single-word="false"/>
      <style:text-properties style:font-name="Liberation Serif1" fo:font-size="14pt" fo:language="en" fo:country="US" fo:font-weight="bold" style:font-size-asian="14pt" style:font-size-complex="14pt"/>
    </style:style>
    <style:style style:name="P6" style:family="paragraph" style:parent-style-name="Normal">
      <style:paragraph-properties fo:line-height="150%" fo:text-align="start" style:justify-single-word="false"/>
      <style:text-properties style:font-name="Liberation Serif1" fo:font-size="12pt" fo:language="en" fo:country="US" fo:font-weight="bold" style:font-size-asian="12pt" style:font-size-complex="12pt"/>
    </style:style>
    <style:style style:name="P7" style:family="paragraph" style:parent-style-name="Normal">
      <style:paragraph-properties fo:line-height="150%" fo:text-align="start" style:justify-single-word="false"/>
      <style:text-properties style:font-name="Liberation Serif1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erif1" fo:font-size="12pt" fo:language="en" fo:country="US"/>
    </style:style>
    <style:style style:name="T2" style:family="text">
      <style:text-properties style:font-name="Liberation Serif1" fo:font-size="12pt" fo:language="en" fo:country="US" fo:font-weight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CME213<text:tab/>Final Project Report</text:p>
        <text:p text:style-name="P1">Dong-Bang Tsai</text:p>
        <text:p text:style-name="P1"/>
        <text:p text:style-name="P5">Abstract</text:p>
        <text:p text:style-name="P7">In this final project, </text:p>
        <text:p text:style-name="P6"/>
        <text:p text:style-name="P6"/>
        <text:p text:style-name="P4">Performance Benchmark of submission 2:</text:p>
        <text:p text:style-name="P2"/>
        <text:p text:style-name="P2"><text:span text:style-name="T2">cant:</text:span><text:span text:style-name="T1"> The running time of my code for 50 iterations is: </text:span><text:span text:style-name="T1">107.911</text:span><text:span text:style-name="T1"> milliseconds. </text:span></text:p>
        <text:p text:style-name="P2"><text:span text:style-name="T2">consph: </text:span><text:span text:style-name="T1">The running time of my code for 20 iterations is: </text:span>62.1167<text:span text:style-name="T1"> milliseconds. </text:span></text:p>
        <text:p text:style-name="P2"><text:span text:style-name="T2">cop20k_A: </text:span><text:span text:style-name="T1">The running time of my code for 73 iterations is: </text:span>146.603<text:span text:style-name="T1"> milliseconds.</text:span></text:p>
        <text:p text:style-name="P2"><text:span text:style-name="T2">dense2:</text:span><text:span text:style-name="T1"> The running time of my code for 10 iterations is: </text:span>26.6759<text:span text:style-name="T1"> milliseconds. </text:span></text:p>
        <text:p text:style-name="P2"><text:span text:style-name="T2">jonheart: </text:span><text:span text:style-name="T1">The running time of my code for 60 iterations is: </text:span>2.66506<text:span text:style-name="T1"> milliseconds. </text:span></text:p>
        <text:p text:style-name="P2"><text:span text:style-name="T2">mac_econ_fwd500: </text:span><text:span text:style-name="T1">The running time of my code for 12 iterations is: </text:span>23.5443<text:span text:style-name="T1"> milliseconds. </text:span></text:p>
        <text:p text:style-name="P2"><text:span text:style-name="T2">mc2depi:</text:span><text:span text:style-name="T1"> The running time of my code for 70 iterations is: </text:span>302.068<text:span text:style-name="T1"> milliseconds. </text:span></text:p>
        <text:p text:style-name="P2"><text:span text:style-name="T2">pdb1HYS: </text:span><text:span text:style-name="T1">The running time of my code for 30 iterations is: </text:span>63.5818<text:span text:style-name="T1"> milliseconds. </text:span></text:p>
        <text:p text:style-name="P2"><text:span text:style-name="T2">pwtk:</text:span><text:span text:style-name="T1"> The running time of my code for 25 iterations is: </text:span>158.697<text:span text:style-name="T1"> milliseconds. </text:span></text:p>
        <text:p text:style-name="P2"><text:span text:style-name="T2">qcd5_4: </text:span><text:span text:style-name="T1">The running time of my code for 63 iterations is: </text:span>74.6078<text:span text:style-name="T1"> milliseconds. </text:span></text:p>
        <text:p text:style-name="P2"><text:span text:style-name="T2">rail4284: </text:span><text:span text:style-name="T1">The running time of my code for 10 iterations is: </text:span>58.7522<text:span text:style-name="T1"> milliseconds. </text:span></text:p>
        <text:p text:style-name="P2"><text:span text:style-name="T2">rma10: </text:span><text:span text:style-name="T1">The running time of my code for 74 iterations is: </text:span>99.9466<text:span text:style-name="T1"> milliseconds. </text:span></text:p>
        <text:p text:style-name="P2"><text:span text:style-name="T2">scircuit:</text:span><text:span text:style-name="T1"> The running time of my code for 30 iterations is: </text:span>47.8156<text:span text:style-name="T1"> milliseconds. </text:span></text:p>
        <text:p text:style-name="P2"><text:span text:style-name="T2">shipsec1:</text:span><text:span text:style-name="T1"> The running time of my code for 10 iterations is: </text:span>42.4012<text:span text:style-name="T1"> milliseconds. </text:span></text:p>
        <text:p text:style-name="P2"><text:span text:style-name="T2">webbase-1M:</text:span><text:span text:style-name="T1"> The running time of my code for 77 iterations is: </text:span>592.115<text:span text:style-name="T1"> milliseconds.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 Mono" svg:font-family="'Droid Sans Mono'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Header" style:family="paragraph" style:parent-style-name="Normal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style:writing-mode="lr-tb"/>
      <style:text-properties fo:color="#000000" style:font-name="Liberation Serif1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Preformatted_20_Text" style:display-name="Preformatted Text" style:family="paragraph" style:parent-style-name="Normal" style:class="html">
      <style:paragraph-properties fo:margin-top="0in" fo:margin-bottom="0in"/>
      <style:text-properties style:font-name="Droid Sans Mono" fo:font-size="10pt"/>
    </style:style>
    <style:style style:name="Emphasis_5f_text_5f_text" style:display-name="Emphasis_text_text" style:family="text">
      <style:text-properties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ong-Bang Tsai</meta:initial-creator>
    <dc:creator>dbtsai </dc:creator>
    <meta:creation-date>2012-05-09T20:14:00</meta:creation-date>
    <dc:date>2012-06-07T15:13:30</dc:date>
    <meta:editing-duration>PT2M36S</meta:editing-duration>
    <meta:editing-cycles>3</meta:editing-cycles>
    <meta:document-statistic meta:table-count="0" meta:image-count="0" meta:object-count="0" meta:page-count="1" meta:paragraph-count="20" meta:word-count="211" meta:character-count="1329" meta:non-whitespace-character-count="1123"/>
  </office:meta>
</office:document-meta>
</file>